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cfcfc" draw:textarea-horizontal-align="justify" draw:textarea-vertical-align="middle" draw:auto-grow-height="false" fo:min-height="17.276cm" fo:min-width="4.58cm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4.83cm" fo:min-width="4.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P1" style:family="paragraph">
      <loext:graphic-properties draw:fill-color="#fcfcfc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7.526cm" svg:x="2.27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08cm" svg:x="9.9cm" svg:y="1.7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4cm" svg:height="0.954cm" svg:x="10.154cm" svg:y="1.943cm">
          <draw:text-box>
            <text:p>VCC</text:p>
          </draw:text-box>
        </draw:frame>
        <draw:frame draw:style-name="gr4" draw:text-style-name="P2" draw:layer="layout" svg:width="1.912cm" svg:height="0.954cm" svg:x="12.694cm" svg:y="1.943cm">
          <draw:text-box>
            <text:p>GND</text:p>
          </draw:text-box>
        </draw:frame>
        <draw:frame draw:style-name="gr5" draw:text-style-name="P2" draw:layer="layout" svg:width="1.488cm" svg:height="1.016cm" svg:x="10.19cm" svg:y="3.278cm">
          <draw:text-box>
            <text:p>IN0</text:p>
          </draw:text-box>
        </draw:frame>
        <draw:frame draw:style-name="gr6" draw:text-style-name="P2" draw:layer="layout" svg:width="1.488cm" svg:height="0.954cm" svg:x="10.19cm" svg:y="4.483cm">
          <draw:text-box>
            <text:p>IN1</text:p>
          </draw:text-box>
        </draw:frame>
        <draw:frame draw:style-name="gr4" draw:text-style-name="P2" draw:layer="layout" svg:width="2.195cm" svg:height="0.954cm" svg:x="12.658cm" svg:y="4.483cm">
          <draw:text-box>
            <text:p>OUT1</text:p>
          </draw:text-box>
        </draw:frame>
        <draw:frame draw:style-name="gr4" draw:text-style-name="P2" draw:layer="layout" svg:width="2.195cm" svg:height="0.954cm" svg:x="12.658cm" svg:y="3.278cm">
          <draw:text-box>
            <text:p>OUT0</text:p>
          </draw:text-box>
        </draw:frame>
        <draw:frame draw:style-name="gr4" draw:text-style-name="P2" draw:layer="layout" svg:width="2.407cm" svg:height="0.954cm" svg:x="10.16cm" svg:y="5.753cm">
          <draw:text-box>
            <text:p>PWM0</text:p>
          </draw:text-box>
        </draw:frame>
        <draw:custom-shape draw:style-name="gr2" draw:text-style-name="P1" draw:layer="layout" svg:width="5.08cm" svg:height="5.08cm" svg:x="9.9cm" svg:y="7.9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4cm" svg:height="0.954cm" svg:x="10.154cm" svg:y="8.139cm">
          <draw:text-box>
            <text:p>VCC</text:p>
          </draw:text-box>
        </draw:frame>
        <draw:frame draw:style-name="gr4" draw:text-style-name="P2" draw:layer="layout" svg:width="1.912cm" svg:height="0.954cm" svg:x="12.694cm" svg:y="8.139cm">
          <draw:text-box>
            <text:p>GND</text:p>
          </draw:text-box>
        </draw:frame>
        <draw:frame draw:style-name="gr5" draw:text-style-name="P2" draw:layer="layout" svg:width="1.488cm" svg:height="1.016cm" svg:x="10.19cm" svg:y="9.474cm">
          <draw:text-box>
            <text:p>IN0</text:p>
          </draw:text-box>
        </draw:frame>
        <draw:frame draw:style-name="gr6" draw:text-style-name="P2" draw:layer="layout" svg:width="1.488cm" svg:height="0.954cm" svg:x="10.19cm" svg:y="10.679cm">
          <draw:text-box>
            <text:p>IN1</text:p>
          </draw:text-box>
        </draw:frame>
        <draw:frame draw:style-name="gr4" draw:text-style-name="P2" draw:layer="layout" svg:width="2.195cm" svg:height="0.954cm" svg:x="12.658cm" svg:y="10.679cm">
          <draw:text-box>
            <text:p>OUT1</text:p>
          </draw:text-box>
        </draw:frame>
        <draw:frame draw:style-name="gr4" draw:text-style-name="P2" draw:layer="layout" svg:width="2.195cm" svg:height="0.954cm" svg:x="12.658cm" svg:y="9.474cm">
          <draw:text-box>
            <text:p>OUT0</text:p>
          </draw:text-box>
        </draw:frame>
        <draw:frame draw:style-name="gr4" draw:text-style-name="P2" draw:layer="layout" svg:width="2.407cm" svg:height="0.954cm" svg:x="10.16cm" svg:y="11.949cm">
          <draw:text-box>
            <text:p>PWM0</text:p>
          </draw:text-box>
        </draw:frame>
        <draw:custom-shape draw:style-name="gr2" draw:text-style-name="P1" draw:layer="layout" svg:width="5.08cm" svg:height="5.08cm" svg:x="9.9cm" svg:y="14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4cm" svg:height="0.954cm" svg:x="10.154cm" svg:y="14.489cm">
          <draw:text-box>
            <text:p>VCC</text:p>
          </draw:text-box>
        </draw:frame>
        <draw:frame draw:style-name="gr4" draw:text-style-name="P2" draw:layer="layout" svg:width="1.912cm" svg:height="0.954cm" svg:x="12.694cm" svg:y="14.489cm">
          <draw:text-box>
            <text:p>GND</text:p>
          </draw:text-box>
        </draw:frame>
        <draw:frame draw:style-name="gr5" draw:text-style-name="P2" draw:layer="layout" svg:width="1.488cm" svg:height="1.016cm" svg:x="10.19cm" svg:y="15.824cm">
          <draw:text-box>
            <text:p>IN0</text:p>
          </draw:text-box>
        </draw:frame>
        <draw:frame draw:style-name="gr6" draw:text-style-name="P2" draw:layer="layout" svg:width="1.488cm" svg:height="0.954cm" svg:x="10.19cm" svg:y="17.029cm">
          <draw:text-box>
            <text:p>IN1</text:p>
          </draw:text-box>
        </draw:frame>
        <draw:frame draw:style-name="gr4" draw:text-style-name="P2" draw:layer="layout" svg:width="2.195cm" svg:height="0.954cm" svg:x="12.658cm" svg:y="17.029cm">
          <draw:text-box>
            <text:p>OUT1</text:p>
          </draw:text-box>
        </draw:frame>
        <draw:frame draw:style-name="gr4" draw:text-style-name="P2" draw:layer="layout" svg:width="2.195cm" svg:height="0.954cm" svg:x="12.658cm" svg:y="15.824cm">
          <draw:text-box>
            <text:p>OUT0</text:p>
          </draw:text-box>
        </draw:frame>
        <draw:frame draw:style-name="gr4" draw:text-style-name="P2" draw:layer="layout" svg:width="2.407cm" svg:height="0.954cm" svg:x="10.16cm" svg:y="18.299cm">
          <draw:text-box>
            <text:p>PWM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Umpush" style:font-family-complex="Umpus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8:50:14.543791334</meta:creation-date>
    <dc:date>2017-03-18T19:22:14.552711563</dc:date>
    <meta:editing-duration>PT57S</meta:editing-duration>
    <meta:editing-cycles>1</meta:editing-cycles>
    <meta:document-statistic meta:object-count="25"/>
    <meta:generator>LibreOffice/5.3.1.2$Linux_X86_64 LibreOffice_project/30m0$Build-2</meta:generator>
  </office:meta>
</office:document-meta>
</file>